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4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9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5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2.1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1">21/02/2023</text:date>, <text:time>20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49S</meta:editing-duration>
    <meta:editing-cycles>53</meta:editing-cycles>
    <meta:generator>OpenOffice/4.1.13$Win32 OpenOffice.org_project/4113m1$Build-9810</meta:generator>
    <dc:date>2023-02-21T20:46:05.44</dc:date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